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fo:color="#ce181e" style:font-name="Arial" fo:font-weight="bold" fo:background-color="transparent" style:font-name-asian="Arial1" style:font-weight-asian="bold" style:font-name-complex="Arial1"/>
    </style:style>
    <style:style style:name="P9" style:family="paragraph" style:parent-style-name="Standard">
      <style:text-properties fo:color="#ce181e" style:font-name="Arial" fo:font-weight="bold" style:font-name-asian="Arial1" style:font-weight-asian="bold" style:font-name-complex="Arial1"/>
    </style:style>
    <style:style style:name="P10" style:family="paragraph" style:parent-style-name="Standard">
      <style:text-properties fo:color="#ce181e" style:font-name="Arial" fo:background-color="transparent" style:font-name-asian="Arial1" style:font-name-complex="Arial1"/>
    </style:style>
    <style:style style:name="P11" style:family="paragraph" style:parent-style-name="Standard">
      <style:text-properties fo:color="#ce181e" style:font-name="Arial" style:font-name-asian="Arial1" style:font-name-complex="Arial1"/>
    </style:style>
    <style:style style:name="P12" style:family="paragraph" style:parent-style-name="Standard">
      <style:text-properties fo:background-color="#fff200"/>
    </style:style>
    <style:style style:name="P13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6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8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9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fo:background-color="transparent" style:font-name-asian="Arial1" style:font-name-complex="Arial1"/>
    </style:style>
    <style:style style:name="P60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fo:color="#ce181e" style:font-name="Arial" style:font-name-asian="Arial1" style:font-name-complex="Arial1"/>
    </style:style>
    <style:style style:name="P61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6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7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bd7cb5" style:font-name-asian="Arial1" style:font-name-complex="Arial1"/>
    </style:style>
    <style:style style:name="P89" style:family="paragraph" style:parent-style-name="Standard" style:list-style-name="WWNum9">
      <style:paragraph-properties fo:margin-left="1.27cm" fo:margin-right="0cm" fo:text-indent="-0.635cm" style:auto-text-indent="false"/>
      <style:text-properties fo:color="#ce181e" style:font-name="Arial" fo:background-color="transparent" style:font-name-asian="Arial1" style:font-name-complex="Arial1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92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93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4284519471" text:style-name="WWNum17">
        <text:list-item>
          <text:p text:style-name="P39">import java.*;</text:p>
        </text:list-item>
        <text:list-item>
          <text:p text:style-name="P13">include java.lang;</text:p>
        </text:list-item>
        <text:list-item>
          <text:p text:style-name="P61">java.package</text:p>
        </text:list-item>
      </text:list>
      <text:p text:style-name="P1"/>
      <text:p text:style-name="P5">What is the value of "d" after this line of code has been executed?</text:p>
      <text:p text:style-name="P1">double d = Math.round ( 2.5 + Math.random() );</text:p>
      <text:list xml:id="list1322379457" text:style-name="WWNum24">
        <text:list-item>
          <text:p text:style-name="P14">2</text:p>
        </text:list-item>
        <text:list-item>
          <text:p text:style-name="P40">3</text:p>
        </text:list-item>
        <text:list-item>
          <text:p text:style-name="P14">4</text:p>
        </text:list-item>
        <text:list-item>
          <text:p text:style-name="P62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317817972" text:style-name="WWNum19">
        <text:list-item>
          <text:p text:style-name="P15">There is a syntax error on line 1.</text:p>
        </text:list-item>
        <text:list-item>
          <text:p text:style-name="P15">There are syntax errors on lines 1 and 6.</text:p>
        </text:list-item>
        <text:list-item>
          <text:p text:style-name="P41">run infinity time</text:p>
        </text:list-item>
        <text:list-item>
          <text:p text:style-name="P63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364959204" text:style-name="WWNum16">
        <text:list-item>
          <text:p text:style-name="P16">Hellogoodworld</text:p>
        </text:list-item>
        <text:list-item>
          <text:p text:style-name="P16">hellogoodworld</text:p>
        </text:list-item>
        <text:list-item>
          <text:p text:style-name="P42">Hello Goodworld</text:p>
        </text:list-item>
        <text:list-item>
          <text:p text:style-name="P64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3362810929" text:style-name="WWNum26">
        <text:list-item>
          <text:p text:style-name="P43">hello</text:p>
        </text:list-item>
        <text:list-item>
          <text:p text:style-name="P17">world</text:p>
        </text:list-item>
        <text:list-item>
          <text:p text:style-name="P17">hello world</text:p>
        </text:list-item>
        <text:list-item>
          <text:p text:style-name="P65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3203481112" text:style-name="WWNum29">
        <text:list-item>
          <text:p text:style-name="P18"><text:soft-page-break/>DEMOS</text:p>
        </text:list-item>
        <text:list-item>
          <text:p text:style-name="P18">DEMS</text:p>
        </text:list-item>
        <text:list-item>
          <text:p text:style-name="P18">DEM</text:p>
        </text:list-item>
        <text:list-item>
          <text:p text:style-name="P82">EMOS</text:p>
        </text:list-item>
      </text:list>
      <text:p text:style-name="P1"/>
      <text:p text:style-name="P5">Determine the output</text:p>
      <text:p text:style-name="P1">SOP (‘1’+new integer (2) +3);</text:p>
      <text:list xml:id="list3708209524" text:style-name="WWNum11">
        <text:list-item>
          <text:p text:style-name="P44">123</text:p>
        </text:list-item>
        <text:list-item>
          <text:p text:style-name="P19">13</text:p>
        </text:list-item>
        <text:list-item>
          <text:p text:style-name="P19">1</text:p>
        </text:list-item>
        <text:list-item>
          <text:p text:style-name="P66">12</text:p>
        </text:list-item>
      </text:list>
      <text:p text:style-name="P1"/>
      <text:p text:style-name="P8">Determine the output:</text:p>
      <text:p text:style-name="P10">StringBuffer s1 = new StringBuffer(“Hello”);</text:p>
      <text:p text:style-name="P10">StringBuffer s2 = reverse(s1);</text:p>
      <text:p text:style-name="P10">SOP(s2);</text:p>
      <text:list xml:id="list35348540" text:style-name="WWNum9">
        <text:list-item>
          <text:p text:style-name="P59">Hlloe</text:p>
        </text:list-item>
        <text:list-item>
          <text:p text:style-name="P59">lloeH</text:p>
        </text:list-item>
        <text:list-item>
          <text:p text:style-name="P59">Hello</text:p>
        </text:list-item>
        <text:list-item>
          <text:p text:style-name="P89">olleH</text:p>
        </text:list-item>
      </text:list>
      <text:p text:style-name="P1"/>
      <text:p text:style-name="P5">Write the correct signature of the main method?</text:p>
      <text:list xml:id="list160372508" text:style-name="WWNum6">
        <text:list-item>
          <text:p text:style-name="P20">public Static void main()</text:p>
        </text:list-item>
        <text:list-item>
          <text:p text:style-name="P47">public Static void main(String args[])</text:p>
        </text:list-item>
        <text:list-item>
          <text:p text:style-name="P88">public Static void main(String ...)</text:p>
        </text:list-item>
      </text:list>
      <text:p text:style-name="P7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589029297" text:style-name="WWNum2">
        <text:list-item>
          <text:p text:style-name="P21">class java.object</text:p>
        </text:list-item>
        <text:list-item>
          <text:p text:style-name="P21">c<text:span text:style-name="T1">lass java.lang.object</text:span></text:p>
        </text:list-item>
        <text:list-item>
          <text:p text:style-name="P67">none of the above</text:p>
        </text:list-item>
      </text:list>
      <text:p text:style-name="P1"/>
      <text:p text:style-name="P9"><text:soft-page-break/>Determine the output</text:p>
      <text:p text:style-name="P11">Class{</text:p>
      <text:p text:style-name="P11">PSVM</text:p>
      <text:p text:style-name="P11">String str = new String( “.....”);</text:p>
      <text:p text:style-name="P11">}</text:p>
      <text:p text:style-name="P11">Do{</text:p>
      <text:p text:style-name="P11">str = “Hello Stop World ”;</text:p>
      <text:p text:style-name="P11">SOP(str);</text:p>
      <text:p text:style-name="P11">}</text:p>
      <text:p text:style-name="P11">While(str!=Strong);</text:p>
      <text:p text:style-name="P11">{</text:p>
      <text:p text:style-name="P11">.......</text:p>
      <text:p text:style-name="P11">}</text:p>
      <text:list xml:id="list2925108221" text:style-name="WWNum15">
        <text:list-item>
          <text:p text:style-name="P60">HelloStopWorld</text:p>
        </text:list-item>
        <text:list-item>
          <text:p text:style-name="P22">Hello Stop World</text:p>
        </text:list-item>
        <text:list-item>
          <text:p text:style-name="P22">HelloStop</text:p>
        </text:list-item>
        <text:list-item>
          <text:p text:style-name="P68">none of the above</text:p>
        </text:list-item>
      </text:list>
      <text:p text:style-name="P1"/>
      <text:p text:style-name="P5">How to declare array of string which one is correct?</text:p>
      <text:list xml:id="list3971605578" text:style-name="WWNum27">
        <text:list-item>
          <text:p text:style-name="P23">string[]s;</text:p>
        </text:list-item>
        <text:list-item>
          <text:p text:style-name="P23">string s[]</text:p>
        </text:list-item>
        <text:list-item>
          <text:p text:style-name="P83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201033501" text:style-name="WWNum28">
        <text:list-item>
          <text:p text:style-name="P48">A@1cde5f</text:p>
        </text:list-item>
        <text:list-item>
          <text:p text:style-name="P24">A a 1cde5f</text:p>
        </text:list-item>
        <text:list-item>
          <text:p text:style-name="P24">A d 1cde5f</text:p>
        </text:list-item>
        <text:list-item>
          <text:p text:style-name="P69">@1cde5f</text:p>
        </text:list-item>
      </text:list>
      <text:p text:style-name="P1"/>
      <text:p text:style-name="P5">What will be the datatype of the no 9.6352</text:p>
      <text:list xml:id="list537148014" text:style-name="WWNum5">
        <text:list-item>
          <text:p text:style-name="P49">double</text:p>
        </text:list-item>
        <text:list-item>
          <text:p text:style-name="P49">Float</text:p>
        </text:list-item>
        <text:list-item>
          <text:p text:style-name="P84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126693184" text:style-name="WWNum21">
        <text:list-item>
          <text:p text:style-name="P50">uvwxyzuvwXYZ</text:p>
        </text:list-item>
        <text:list-item>
          <text:p text:style-name="P25">uvwxyzuv</text:p>
        </text:list-item>
        <text:list-item>
          <text:p text:style-name="P25">uvwxyzXYZ</text:p>
        </text:list-item>
        <text:list-item>
          <text:p text:style-name="P70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737411171" text:style-name="WWNum8">
        <text:list-item>
          <text:p text:style-name="P51">-10</text:p>
        </text:list-item>
        <text:list-item>
          <text:p text:style-name="P26">10</text:p>
        </text:list-item>
        <text:list-item>
          <text:p text:style-name="P26">10/1</text:p>
        </text:list-item>
        <text:list-item>
          <text:p text:style-name="P71">error17. </text:p>
        </text:list-item>
      </text:list>
      <text:p text:style-name="P2"/>
      <text:p text:style-name="P90"><text:soft-page-break/>How to inherit both the interface and abstract class ?</text:p>
      <text:list xml:id="list1591531134" text:style-name="WWNum25">
        <text:list-item>
          <text:p text:style-name="P27">class implemts Info,interface</text:p>
        </text:list-item>
        <text:list-item>
          <text:p text:style-name="P52">class xyz extends Info implements interface{ void load}</text:p>
        </text:list-item>
        <text:list-item>
          <text:p text:style-name="P27">class extends Info,interface</text:p>
        </text:list-item>
        <text:list-item>
          <text:p text:style-name="P72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231303966" text:style-name="WWNum12">
        <text:list-item>
          <text:p text:style-name="P54">&amp;</text:p>
        </text:list-item>
        <text:list-item>
          <text:p text:style-name="P28">&amp;&amp;</text:p>
        </text:list-item>
        <text:list-item>
          <text:p text:style-name="P73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750283861" text:style-name="WWNum13">
        <text:list-item>
          <text:p text:style-name="P29">ABDCB</text:p>
        </text:list-item>
        <text:list-item>
          <text:p text:style-name="P53">ABDCBDCB</text:p>
        </text:list-item>
        <text:list-item>
          <text:p text:style-name="P29">ABCDBDA</text:p>
        </text:list-item>
        <text:list-item>
          <text:p text:style-name="P74">ABDCBDA</text:p>
        </text:list-item>
      </text:list>
      <text:p text:style-name="P1"/>
      <text:p text:style-name="P1"/>
      <text:p text:style-name="P5"><text:s/>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323758439" text:style-name="WWNum7">
        <text:list-item>
          <text:p text:style-name="P45">12345</text:p>
        </text:list-item>
        <text:list-item>
          <text:p text:style-name="P30">54321</text:p>
        </text:list-item>
        <text:list-item>
          <text:p text:style-name="P30">123</text:p>
        </text:list-item>
        <text:list-item>
          <text:p text:style-name="P75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3411525816" text:style-name="WWNum4">
        <text:list-item>
          <text:p text:style-name="P31">12885</text:p>
        </text:list-item>
        <text:list-item>
          <text:p text:style-name="P31">12845</text:p>
        </text:list-item>
        <text:list-item>
          <text:p text:style-name="P46">58881</text:p>
        </text:list-item>
        <text:list-item>
          <text:p text:style-name="P76">54881</text:p>
        </text:list-item>
      </text:list>
      <text:p text:style-name="P1"><text:soft-page-break/></text:p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520653207" text:style-name="WWNum10">
        <text:list-item>
          <text:p text:style-name="P32">Hello</text:p>
        </text:list-item>
        <text:list-item>
          <text:p text:style-name="P32">World</text:p>
        </text:list-item>
        <text:list-item>
          <text:p text:style-name="P32">Helloworld</text:p>
        </text:list-item>
        <text:list-item>
          <text:p text:style-name="P87">Hello World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099383407" text:style-name="WWNum22">
        <text:list-item>
          <text:p text:style-name="P33">xello</text:p>
        </text:list-item>
        <text:list-item>
          <text:p text:style-name="P33">xxxxx</text:p>
        </text:list-item>
        <text:list-item>
          <text:p text:style-name="P58">Hxllo</text:p>
        </text:list-item>
        <text:list-item>
          <text:p text:style-name="P77">Hexlo</text:p>
        </text:list-item>
      </text:list>
      <text:p text:style-name="P1"/>
      <text:p text:style-name="P5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302477821" text:style-name="WWNum1">
        <text:list-item>
          <text:p text:style-name="P34">AaBaCa</text:p>
        </text:list-item>
        <text:list-item>
          <text:p text:style-name="P34">ABCaaa</text:p>
        </text:list-item>
        <text:list-item>
          <text:p text:style-name="P34">AaaBaaCaa</text:p>
        </text:list-item>
        <text:list-item>
          <text:p text:style-name="P78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2757270013" text:style-name="WWNum14">
        <text:list-item>
          <text:p text:style-name="P86">a is a lower case Letter</text:p>
        </text:list-item>
      </text:list>
      <text:p text:style-name="P93">is White space character</text:p>
      <text:p text:style-name="P91"><text:s text:c="6"/>b) b is a lower case Letter</text:p>
      <text:p text:style-name="P3">is White space character</text:p>
      <text:p text:style-name="P91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1422161781" text:style-name="WWNum3">
        <text:list-item>
          <text:p text:style-name="P35">42</text:p>
        </text:list-item>
        <text:list-item>
          <text:p text:style-name="P35">420</text:p>
        </text:list-item>
        <text:list-item>
          <text:p text:style-name="P35">462</text:p>
        </text:list-item>
        <text:list-item>
          <text:p text:style-name="P35">42042</text:p>
        </text:list-item>
        <text:list-item>
          <text:p text:style-name="P57">Compilation fails</text:p>
        </text:list-item>
        <text:list-item>
          <text:p text:style-name="P79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2854786992" text:style-name="WWNum23">
        <text:list-item>
          <text:p text:style-name="P56">final</text:p>
        </text:list-item>
        <text:list-item>
          <text:p text:style-name="P56"><text:soft-page-break/>static</text:p>
        </text:list-item>
        <text:list-item>
          <text:p text:style-name="P36">native</text:p>
        </text:list-item>
        <text:list-item>
          <text:p text:style-name="P56">public</text:p>
        </text:list-item>
        <text:list-item>
          <text:p text:style-name="P36">private</text:p>
        </text:list-item>
        <text:list-item>
          <text:p text:style-name="P36">abstract</text:p>
        </text:list-item>
        <text:list-item>
          <text:p text:style-name="P80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306953902" text:style-name="WWNum18">
        <text:list-item>
          <text:p text:style-name="P37">Foo { public int bar() { return 1; }</text:p>
        </text:list-item>
        <text:list-item>
          <text:p text:style-name="P37">new Foo { public int bar() { return 1; }</text:p>
        </text:list-item>
        <text:list-item>
          <text:p text:style-name="P55">new Foo() { public int bar() { return 1; }</text:p>
        </text:list-item>
        <text:list-item>
          <text:p text:style-name="P81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817284129" text:style-name="WWNum20">
        <text:list-item>
          <text:p text:style-name="P38"><text:soft-page-break/>peep</text:p>
        </text:list-item>
        <text:list-item>
          <text:p text:style-name="P38">bark</text:p>
        </text:list-item>
        <text:list-item>
          <text:p text:style-name="P38">meow</text:p>
        </text:list-item>
        <text:list-item>
          <text:p text:style-name="P38">Compilation fails</text:p>
        </text:list-item>
        <text:list-item>
          <text:p text:style-name="P85">An exception is thrown at runtime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4:21:22.336232361</dc:date>
    <meta:editing-duration>PT8M37S</meta:editing-duration>
    <meta:editing-cycles>1</meta:editing-cycles>
    <meta:document-statistic meta:table-count="0" meta:image-count="0" meta:object-count="0" meta:page-count="13" meta:paragraph-count="379" meta:word-count="1236" meta:character-count="6590" meta:non-whitespace-character-count="5828"/>
  </office:meta>
</office:document-meta>
</file>